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7cm" svg:y="8.128cm" presentation:class="title" presentation:user-transformed="true">
          <draw:text-box>
            <text:p>A few interesting approaches to electrical projects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ing boards set for Raspberry Pi extension.</text:p>
          </draw:text-box>
        </draw:frame>
        <draw:frame presentation:style-name="pr3" draw:layer="layout" svg:width="11.938cm" svg:height="14.898cm" svg:x="15.24cm" svg:y="4.914cm" presentation:class="outline" presentation:user-transformed="true">
          <draw:text-box>
            <text:list text:style-name="L2">
              <text:list-item>
                <text:p><text:span text:style-name="T1">Python</text:span> based computer side SDK.</text:p>
              </text:list-item>
              <text:list-item>
                <text:p><text:span text:style-name="T1">Pawn</text:span> embedded scripting machin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23:34:24.885855766</meta:creation-date>
    <dc:date>2016-09-25T00:31:31.934806408</dc:date>
    <meta:editing-duration>PT16M45S</meta:editing-duration>
    <meta:editing-cycles>3</meta:editing-cycles>
    <meta:generator>LibreOffice/5.1.4.2$Linux_x86 LibreOffice_project/10m0$Build-2</meta:generator>
    <meta:document-statistic meta:object-count="28"/>
  </office:meta>
</office:document-meta>
</file>